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073" officeooo:paragraph-rsid="00026073"/>
    </style:style>
    <style:style style:name="P2" style:family="paragraph" style:parent-style-name="Standard">
      <style:text-properties officeooo:rsid="00028046" officeooo:paragraph-rsid="00028046"/>
    </style:style>
    <style:style style:name="P3" style:family="paragraph" style:parent-style-name="Standard">
      <style:text-properties officeooo:rsid="00028046" officeooo:paragraph-rsid="00047322"/>
    </style:style>
    <style:style style:name="P4" style:family="paragraph" style:parent-style-name="Standard">
      <style:text-properties officeooo:rsid="0006644c" officeooo:paragraph-rsid="0006644c"/>
    </style:style>
    <style:style style:name="P5" style:family="paragraph" style:parent-style-name="Standard">
      <style:text-properties fo:font-weight="bold" officeooo:rsid="00026073" officeooo:paragraph-rsid="00026073" style:font-weight-asian="bold" style:font-weight-complex="bold"/>
    </style:style>
    <style:style style:name="P6" style:family="paragraph" style:parent-style-name="Standard">
      <style:text-properties fo:font-weight="bold" officeooo:rsid="0006e823" officeooo:paragraph-rsid="0006e823" style:font-weight-asian="bold" style:font-weight-complex="bold"/>
    </style:style>
    <style:style style:name="P7" style:family="paragraph" style:parent-style-name="Standard">
      <style:text-properties fo:font-weight="bold" officeooo:rsid="000825f7" officeooo:paragraph-rsid="000825f7" style:font-weight-asian="bold" style:font-weight-complex="bold"/>
    </style:style>
    <style:style style:name="P8" style:family="paragraph" style:parent-style-name="Standard">
      <style:text-properties fo:font-weight="bold" officeooo:rsid="0006e823" officeooo:paragraph-rsid="0006e823" style:font-weight-asian="bold" style:font-weight-complex="bold"/>
    </style:style>
    <style:style style:name="P9" style:family="paragraph" style:parent-style-name="Standard">
      <style:text-properties fo:font-weight="normal" officeooo:rsid="000825f7" officeooo:paragraph-rsid="000825f7" style:font-weight-asian="normal" style:font-weight-complex="normal"/>
    </style:style>
    <style:style style:name="T1" style:family="text">
      <style:text-properties officeooo:rsid="00028046"/>
    </style:style>
    <style:style style:name="T2" style:family="text">
      <style:text-properties officeooo:rsid="0006644c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mplementación del proyecto.</text:p>
      <text:p text:style-name="P7"/>
      <text:p text:style-name="P7"/>
      <text:p text:style-name="P6"/>
      <text:p text:style-name="P6">Comunicación en tiempo real.</text:p>
      <text:p text:style-name="P6"/>
      <text:p text:style-name="P9">Para establecer una red de comunicacion en tiempo real se va a implementar una red inalambrica cifrada usando sistema <text:span text:style-name="T3">wimax 2</text:span>, el cual ofrece redes de largo alcance con pocos puntos de repetición. </text:p>
      <text:p text:style-name="P9"/>
      <text:p text:style-name="P9">En base a el alcance de un trsansmisor <text:span text:style-name="T3">wimax 2</text:span>, entre cada estación de bombeo se puede implementar 2 estaciones repetidoras alimentadas por energia solar las cuales realizarán las siguientes tareas:</text:p>
      <text:p text:style-name="P9"/>
      <text:p text:style-name="P9">- Punto repetidor de comunicación para los drones.</text:p>
      <text:p text:style-name="P9">- Estación de carga por inducción electromagnetica para drones.</text:p>
      <text:p text:style-name="P9"/>
      <text:p text:style-name="P5">Efectividad de la informac<text:span text:style-name="T2">i</text:span>ón</text:p>
      <text:p text:style-name="P1"/>
      <text:p text:style-name="P1">Para asegurar la integridad de los datos se estableció protocolos en distintos tramos del recorrido de la información.</text:p>
      <text:p text:style-name="P1"/>
      <text:p text:style-name="P2">La información captada por el dron pasará por n etapas de transmicion hasta que llegue al punto de observación en las instalaciones de PetroEcuador.</text:p>
      <text:p text:style-name="P2"/>
      <text:p text:style-name="P2">- Punto de control en el dron.</text:p>
      <text:p text:style-name="P2">- Punto de control en la torre de transmición.</text:p>
      <text:p text:style-name="P2">- Protocolos de transmición entre cada torre.</text:p>
      <text:p text:style-name="P2"/>
      <text:p text:style-name="P1">Seguridad en el dron.</text:p>
      <text:p text:style-name="P1"/>
      <text:p text:style-name="P1">El dron llevará equipado dispositivos de almacenamiento el cual servirá de repaldo temporal hasta que la información sea enviada hacia el siguiente punto de transferencia.</text:p>
      <text:p text:style-name="P1"/>
      <text:p text:style-name="P1">Esta información servira además para realizar procesamiento en el dron y detectar amenazas hacia la integridad física de las tuberias de <text:span text:style-name="T1">PetroEcuador.</text:span></text:p>
      <text:p text:style-name="P1"/>
      <text:p text:style-name="P2">Punto de control en la torre de comunicación.</text:p>
      <text:p text:style-name="P2"/>
      <text:p text:style-name="P3">El dron transmitirá las imagenes a la torre de transmición mas cercana y esta validara si la información se ha transmitido con éxito. </text:p>
      <text:p text:style-name="P3"/>
      <text:p text:style-name="P4">Una vez transmitida la imagen, esta será almacenada en una memoria temporal en la cual permanecerá hasta que sea enviada hasta la siguiente antena de comunicación.</text:p>
      <text:p text:style-name="P4"/>
      <text:p text:style-name="P4">Este proceso se repetirá hasta que la información llegue hasta las instalaciones en donde serán procesadas.</text:p>
      <text:p text:style-name="P4"/>
      <text:p text:style-name="P4">Protocolos de transmición entre torres.</text:p>
      <text:p text:style-name="P4"/>
      <text:p text:style-name="P4">Las torres tienen la tarea de enviar datos hacia las intalaciones usando la torre mas cercana como puente de comunicación hasta llegar a un punto programado.</text:p>
      <text:p text:style-name="P4"><text:soft-page-break/></text:p>
      <text:p text:style-name="P4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00:13:44.868295728</meta:creation-date>
    <dc:date>2015-09-27T08:40:31.666094690</dc:date>
    <meta:editing-duration>PT1H10M11S</meta:editing-duration>
    <meta:editing-cycles>4</meta:editing-cycles>
    <meta:generator>LibreOffice/4.2.7.2$Linux_x86 LibreOffice_project/420m0$Build-2</meta:generator>
    <meta:document-statistic meta:table-count="0" meta:image-count="0" meta:object-count="0" meta:page-count="2" meta:paragraph-count="21" meta:word-count="312" meta:character-count="1967" meta:non-whitespace-character-count="1674"/>
  </office:meta>
</office:document-meta>
</file>